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13.29" calcext:value-type="float">
            <text:p>113,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.7" calcext:value-type="float">
            <text:p>122,7</text:p>
          </table:table-cell>
          <table:table-cell table:formula="of:=[.B3]*[.C2]/[.B2]" office:value-type="float" office:value="108.306117044752" calcext:value-type="float">
            <text:p>108,30611704475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Tasa de condensación 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000027" calcext:value-type="float">
            <text:p>2,70E-05</text:p>
          </table:table-cell>
          <table:table-cell office:value-type="float" office:value="113.86" calcext:value-type="float">
            <text:p>113,86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000031" calcext:value-type="float">
            <text:p>3,10E-05</text:p>
          </table:table-cell>
          <table:table-cell office:value-type="float" office:value="122.7" calcext:value-type="float">
            <text:p>122,7</text:p>
          </table:table-cell>
          <table:table-cell table:style-name="ce2" table:formula="of:=(1-[.$D$7]/[.D8])" office:value-type="percentage" office:value="0.0720456397718011" calcext:value-type="percentage">
            <text:p>7,20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000035" calcext:value-type="float">
            <text:p>3,50E-05</text:p>
          </table:table-cell>
          <table:table-cell office:value-type="float" office:value="132.1" calcext:value-type="float">
            <text:p>132,1</text:p>
          </table:table-cell>
          <table:table-cell table:style-name="ce2" table:formula="of:=(1-[.$D$7]/[.D9])" office:value-type="percentage" office:value="0.138077214231643" calcext:value-type="percentage">
            <text:p>13,8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4:06:37.043810780</meta:creation-date>
    <dc:date>2020-02-28T14:45:56.938028503</dc:date>
    <meta:editing-duration>PT29M10S</meta:editing-duration>
    <meta:editing-cycles>1</meta:editing-cycles>
    <meta:document-statistic meta:table-count="1" meta:cell-count="17" meta:object-count="0"/>
    <meta:generator>LibreOffice/6.0.7.3$Linux_X86_64 LibreOffice_project/00m0$Build-3</meta:generator>
  </office:meta>
</office:document-meta>
</file>